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1" table:default-cell-style-name="ce51"/>
        <table:table-column table:style-name="co1" table:number-columns-repeated="12" table:default-cell-style-name="ce1"/>
        <table:table-column table:style-name="co1" table:number-columns-repeated="958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u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55(167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Athenai</text:p>
          </table:table-cell>
          <table:table-cell table:style-name="ce2"/>
          <table:table-cell table:style-name="ce57" table:number-columns-repeated="2"/>
          <table:table-cell table:style-name="ce41"/>
          <table:table-cell table:style-name="ce57" office:value-type="string" calcext:value-type="string">
            <text:p>Venesia</text:p>
          </table:table-cell>
          <table:table-cell table:style-name="ce2" table:number-columns-repeated="9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44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 office:value-type="string" calcext:value-type="string">
            <text:p>Olivolo</text:p>
          </table:table-cell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Ephes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Olivolo</text:p>
          </table:table-cell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44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Murano</text:p>
          </table:table-cell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Pharsal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urano</text:p>
          </table:table-cell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halco</text:p>
          </table:table-cell>
          <table:table-cell table:style-name="ce44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oveglia</text:p>
          </table:table-cell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Rhod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oveglia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Azcapotzalco</text:p>
          </table:table-cell>
          <table:table-cell table:style-name="ce44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 office:value-type="string" calcext:value-type="string">
            <text:p>Malamocco</text:p>
          </table:table-cell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Eretri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alamocco</text:p>
          </table:table-cell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Xochimilco</text:p>
          </table:table-cell>
          <table:table-cell table:style-name="ce44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 office:value-type="string" calcext:value-type="string">
            <text:p>Albiola</text:p>
          </table:table-cell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Pergamon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Albiola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Acolman</text:p>
          </table:table-cell>
          <table:table-cell table:style-name="ce44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 office:value-type="string" calcext:value-type="string">
            <text:p>Mazzorbo</text:p>
          </table:table-cell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Milet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Mazzorbo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Citlaltepec</text:p>
          </table:table-cell>
          <table:table-cell table:style-name="ce44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 office:value-type="string" calcext:value-type="string">
            <text:p>Treporti</text:p>
          </table:table-cell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Phokai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reporti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Cuauhtitlan</text:p>
          </table:table-cell>
          <table:table-cell table:style-name="ce44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 office:value-type="string" calcext:value-type="string">
            <text:p>Burano</text:p>
          </table:table-cell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Amphipoli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Burano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uauhuacan</text:p>
          </table:table-cell>
          <table:table-cell table:style-name="ce44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 office:value-type="string" calcext:value-type="string">
            <text:p>Ammiana</text:p>
          </table:table-cell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orkyra</text:p>
          </table:table-cell>
          <table:table-cell/>
          <table:table-cell table:style-name="ce57"/>
          <table:table-cell table:style-name="ce56"/>
          <table:table-cell table:style-name="ce41"/>
          <table:table-cell table:style-name="ce56" office:value-type="string" calcext:value-type="string">
            <text:p>Ammiana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Petlacalco</text:p>
          </table:table-cell>
          <table:table-cell table:style-name="ce44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 office:value-type="string" calcext:value-type="string">
            <text:p>Tercello</text:p>
          </table:table-cell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Chalki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ercello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oluca</text:p>
          </table:table-cell>
          <table:table-cell table:style-name="ce6" office:value-type="string" calcext:value-type="string">
            <text:p>Shushan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 office:value-type="string" calcext:value-type="string">
            <text:p>Costanziaco</text:p>
          </table:table-cell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Larisa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Costanziaco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Kalhu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Byblos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 office:value-type="string" calcext:value-type="string">
            <text:p>Chioggia</text:p>
          </table:table-cell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Naupakt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hioggia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Sidon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 office:value-type="string" calcext:value-type="string">
            <text:p>Sottomarina</text:p>
          </table:table-cell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Plataiai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Sottomarina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 office:value-type="string" calcext:value-type="string">
            <text:p>Brondolo</text:p>
          </table:table-cell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Torone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Brondolo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 office:value-type="string" calcext:value-type="string">
            <text:p>Cavanella d’Adige</text:p>
          </table:table-cell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ax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vanella d’Adige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 office:value-type="string" calcext:value-type="string">
            <text:p>Cavarzere</text:p>
          </table:table-cell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Sam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Cavarzere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 office:value-type="string" calcext:value-type="string">
            <text:p>Loreo</text:p>
          </table:table-cell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Chi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Loreo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 office:value-type="string" calcext:value-type="string">
            <text:p>Cittanova</text:p>
          </table:table-cell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Mytilini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ittanova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 office:value-type="string" calcext:value-type="string">
            <text:p>Jesolo</text:p>
          </table:table-cell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Alikarnass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Jesolo</text:p>
          </table:table-cell>
          <table:table-cell table:number-columns-repeated="96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 office:value-type="string" calcext:value-type="string">
            <text:p>Caorle</text:p>
          </table:table-cell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Byzantium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orle</text:p>
          </table:table-cell>
          <table:table-cell table:number-columns-repeated="96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Bibione</text:p>
          </table:table-cell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Par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Bibione</text:p>
          </table:table-cell>
          <table:table-cell table:number-columns-repeated="96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 office:value-type="string" calcext:value-type="string">
            <text:p>Grado</text:p>
          </table:table-cell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Khersones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Grado</text:p>
          </table:table-cell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 office:value-type="string" calcext:value-type="string">
            <text:p>Molfancone</text:p>
          </table:table-cell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Argos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5" office:value-type="string" calcext:value-type="string">
            <text:p>Molfancone</text:p>
          </table:table-cell>
          <table:table-cell table:number-columns-repeated="9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 office:value-type="string" calcext:value-type="string">
            <text:p>Capodistria</text:p>
          </table:table-cell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Kroton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Capodistria</text:p>
          </table:table-cell>
          <table:table-cell table:number-columns-repeated="9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 office:value-type="string" calcext:value-type="string">
            <text:p>Trieste</text:p>
          </table:table-cell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ortin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Trieste</text:p>
          </table:table-cell>
          <table:table-cell table:number-columns-repeated="9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 office:value-type="string" calcext:value-type="string">
            <text:p>Parenzo</text:p>
          </table:table-cell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Pella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arenzo</text:p>
          </table:table-cell>
          <table:table-cell table:number-columns-repeated="9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 office:value-type="string" calcext:value-type="string">
            <text:p>Pola</text:p>
          </table:table-cell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Epidamnos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Pola</text:p>
          </table:table-cell>
          <table:table-cell table:number-columns-repeated="96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 office:value-type="string" calcext:value-type="string">
            <text:p>VEGLIA</text:p>
          </table:table-cell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Nauplio</text:p>
          </table:table-cell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VEGLIA</text:p>
          </table:table-cell>
          <table:table-cell table:number-columns-repeated="96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Surru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 office:value-type="string" calcext:value-type="string">
            <text:p>CHERSO</text:p>
          </table:table-cell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Patrai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6" office:value-type="string" calcext:value-type="string">
            <text:p>CHERSO</text:p>
          </table:table-cell>
          <table:table-cell table:number-columns-repeated="96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 office:value-type="string" calcext:value-type="string">
            <text:p>LUSSINO</text:p>
          </table:table-cell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Melos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LUSSINO</text:p>
          </table:table-cell>
          <table:table-cell table:number-columns-repeated="9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6" office:value-type="string" calcext:value-type="string">
            <text:p>Onnontar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 office:value-type="string" calcext:value-type="string">
            <text:p>ARBE</text:p>
          </table:table-cell>
          <table:table-cell table:style-name="ce37"/>
          <table:table-cell table:style-name="ce49"/>
          <table:table-cell table:style-name="ce6" office:value-type="string" calcext:value-type="string">
            <text:p>Stageira</text:p>
          </table:table-cell>
          <table:table-cell/>
          <table:table-cell table:style-name="ce56"/>
          <table:table-cell table:style-name="ce55"/>
          <table:table-cell table:style-name="ce41"/>
          <table:table-cell table:style-name="ce57" office:value-type="string" calcext:value-type="string">
            <text:p>ARBE</text:p>
          </table:table-cell>
          <table:table-cell table:number-columns-repeated="9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8" office:value-type="string" calcext:value-type="string">
            <text:p>Tiohero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 office:value-type="string" calcext:value-type="string">
            <text:p>PAGO</text:p>
          </table:table-cell>
          <table:table-cell table:style-name="ce37"/>
          <table:table-cell table:style-name="ce49"/>
          <table:table-cell table:style-name="ce6" office:value-type="string" calcext:value-type="string">
            <text:p>Kydonia</text:p>
          </table:table-cell>
          <table:table-cell/>
          <table:table-cell table:style-name="ce55"/>
          <table:table-cell table:style-name="ce56"/>
          <table:table-cell table:style-name="ce41"/>
          <table:table-cell table:style-name="ce56" office:value-type="string" calcext:value-type="string">
            <text:p>PAGO</text:p>
          </table:table-cell>
          <table:table-cell table:number-columns-repeated="9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Canien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 office:value-type="string" calcext:value-type="string">
            <text:p>PREMUDA</text:p>
          </table:table-cell>
          <table:table-cell table:style-name="ce37"/>
          <table:table-cell table:style-name="ce49"/>
          <table:table-cell table:style-name="ce6" office:value-type="string" calcext:value-type="string">
            <text:p>Lamia</text:p>
          </table:table-cell>
          <table:table-cell/>
          <table:table-cell table:style-name="ce56" table:number-columns-repeated="2"/>
          <table:table-cell table:style-name="ce41"/>
          <table:table-cell table:style-name="ce55" office:value-type="string" calcext:value-type="string">
            <text:p>PREMUDA</text:p>
          </table:table-cell>
          <table:table-cell table:number-columns-repeated="9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7" office:value-type="string" calcext:value-type="string">
            <text:p>Xalapan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Osquake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 office:value-type="string" calcext:value-type="string">
            <text:p>I. LUNGA</text:p>
          </table:table-cell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 table:style-name="ce41"/>
          <table:table-cell table:style-name="ce56" office:value-type="string" calcext:value-type="string">
            <text:p>I. LUNGA</text:p>
          </table:table-cell>
          <table:table-cell table:number-columns-repeated="9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7" office:value-type="string" calcext:value-type="string">
            <text:p>Cempoalatl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6" office:value-type="string" calcext:value-type="string">
            <text:p>Teatontaloga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 office:value-type="string" calcext:value-type="string">
            <text:p>Zara</text:p>
          </table:table-cell>
          <table:table-cell table:style-name="ce37"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Zara</text:p>
          </table:table-cell>
          <table:table-cell table:number-columns-repeated="96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6" office:value-type="string" calcext:value-type="string">
            <text:p>Chittenango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/>
          <table:table-cell table:style-name="ce6" office:value-type="string" calcext:value-type="string">
            <text:p>PASMANO</text:p>
          </table:table-cell>
          <table:table-cell/>
          <table:table-cell table:style-name="ce49"/>
          <table:table-cell table:style-name="ce6"/>
          <table:table-cell/>
          <table:table-cell table:style-name="ce55" table:number-columns-repeated="2"/>
          <table:table-cell/>
          <table:table-cell table:style-name="ce55" office:value-type="string" calcext:value-type="string">
            <text:p>PASMANO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7"/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6" office:value-type="string" calcext:value-type="string">
            <text:p>Hostayuntwa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/>
          <table:table-cell table:style-name="ce6" office:value-type="string" calcext:value-type="string">
            <text:p>CORONAT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ORONATA</text:p>
          </table:table-cell>
          <table:table-cell table:number-columns-repeated="9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6" office:value-type="string" calcext:value-type="string">
            <text:p>Ossewingo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/>
          <table:table-cell table:style-name="ce6" office:value-type="string" calcext:value-type="string">
            <text:p>Sebenico</text:p>
          </table:table-cell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/>
          <table:table-cell table:style-name="ce55" office:value-type="string" calcext:value-type="string">
            <text:p>Sebenico</text:p>
          </table:table-cell>
          <table:table-cell table:number-columns-repeated="9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Bactriani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6" office:value-type="string" calcext:value-type="string">
            <text:p>Tkanetota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/>
          <table:table-cell table:style-name="ce6" office:value-type="string" calcext:value-type="string">
            <text:p>Trau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Trau</text:p>
          </table:table-cell>
          <table:table-cell table:number-columns-repeated="9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5"/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Nautaca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Touenho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/>
          <table:table-cell table:style-name="ce6" office:value-type="string" calcext:value-type="string">
            <text:p>ZURI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ZURI</text:p>
          </table:table-cell>
          <table:table-cell table:number-columns-repeated="9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/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6" office:value-type="string" calcext:value-type="string">
            <text:p>Ahaouete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/>
          <table:table-cell table:style-name="ce6" office:value-type="string" calcext:value-type="string">
            <text:p>Spalat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5" office:value-type="string" calcext:value-type="string">
            <text:p>Spalato</text:p>
          </table:table-cell>
          <table:table-cell table:number-columns-repeated="9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/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6" office:value-type="string" calcext:value-type="string">
            <text:p>Deseroken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/>
          <table:table-cell table:style-name="ce6" office:value-type="string" calcext:value-type="string">
            <text:p>SOLT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SOLTA</text:p>
          </table:table-cell>
          <table:table-cell table:number-columns-repeated="96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/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6" office:value-type="string" calcext:value-type="string">
            <text:p>Gannentaha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/>
          <table:table-cell table:style-name="ce6" office:value-type="string" calcext:value-type="string">
            <text:p>BRAZZ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BRAZZA</text:p>
          </table:table-cell>
          <table:table-cell table:number-columns-repeated="96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6" office:value-type="string" calcext:value-type="string">
            <text:p>Chenango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/>
          <table:table-cell table:style-name="ce6" office:value-type="string" calcext:value-type="string">
            <text:p>LESIN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LESINA</text:p>
          </table:table-cell>
          <table:table-cell table:number-columns-repeated="96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table:style-name="ce6" office:value-type="string" calcext:value-type="string">
            <text:p>Taxil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Joneadih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I. ISS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I. ISSA</text:p>
          </table:table-cell>
          <table:table-cell table:number-columns-repeated="96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Bucefalia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6" office:value-type="string" calcext:value-type="string">
            <text:p>Onnahee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URZOL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URZOLA</text:p>
          </table:table-cell>
          <table:table-cell table:number-columns-repeated="96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6" office:value-type="string" calcext:value-type="string">
            <text:p>Yoroonwago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astelnuov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astelnuovo</text:p>
          </table:table-cell>
          <table:table-cell table:number-columns-repeated="96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6" office:value-type="string" calcext:value-type="string">
            <text:p>Sheshequin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Ragus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Ragusa</text:p>
          </table:table-cell>
          <table:table-cell table:number-columns-repeated="96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6" office:value-type="string" calcext:value-type="string">
            <text:p>Annaooka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SABRIONCELL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SABRIONCELLO</text:p>
          </table:table-cell>
          <table:table-cell table:number-columns-repeated="96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 office:value-type="string" calcext:value-type="string">
            <text:p>Sidon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6" office:value-type="string" calcext:value-type="string">
            <text:p>Ingaren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CURZOLA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CURZOLA</text:p>
          </table:table-cell>
          <table:table-cell table:number-columns-repeated="96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 office:value-type="string" calcext:value-type="string">
            <text:p>Surru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6" office:value-type="string" calcext:value-type="string">
            <text:p>Unanauhan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LAGOSTA</text:p>
          </table:table-cell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/>
          <table:table-cell table:style-name="ce55" office:value-type="string" calcext:value-type="string">
            <text:p>LAGOSTA</text:p>
          </table:table-cell>
          <table:table-cell table:number-columns-repeated="96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 office:value-type="string" calcext:value-type="string">
            <text:p>Gubla</text:p>
          </table:table-cell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6" office:value-type="string" calcext:value-type="string">
            <text:p>Tasqui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Durazzo</text:p>
          </table:table-cell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 office:value-type="string" calcext:value-type="string">
            <text:p>Durazzo</text:p>
          </table:table-cell>
          <table:table-cell table:number-columns-repeated="96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6" office:value-type="string" calcext:value-type="string">
            <text:p>Nyuchirhaan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/>
          <table:table-cell table:style-name="ce56"/>
          <table:table-cell table:number-columns-repeated="96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6" office:value-type="string" calcext:value-type="string">
            <text:p>Contahnah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43"/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32" office:value-type="string" calcext:value-type="string">
            <text:p>Reserve: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 office:value-type="string" calcext:value-type="string">
            <text:p>Sidon</text:p>
          </table:table-cell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CanajoharieMohawk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 office:value-type="string" calcext:value-type="string">
            <text:p>Gubla</text:p>
          </table:table-cell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CanastigaoneMohawk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Chuchtononed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Kanagaro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/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 table:number-rows-repeated="104828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W13:Sheet1.AW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 style:data-style-name="N2" text:time-value="17:11:32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22T17:52:32.355000000</dc:date>
    <meta:editing-duration>PT21H2M</meta:editing-duration>
    <meta:editing-cycles>152</meta:editing-cycles>
    <meta:document-statistic meta:table-count="1" meta:cell-count="2677" meta:object-count="0"/>
  </office:meta>
</office:document-meta>
</file>